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bFileRandomAccessContent.writeUT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SmbFileRandomAccessContent( final SmbFile smbFile , final RandomAccessMode 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mbFileRandomAccessContent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bFileRandomAcces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bFileRandomAccessCont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Char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Cha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skipByte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Shor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Fully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Byt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Fully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Byt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write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RandomAccessContent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